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Helvetica" svg:font-family="Helvetica, Arial, 'lucida grande', tahoma, verdana, arial, sans-serif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39in" fo:margin-left="-0.2569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2.559in"/>
    </style:style>
    <style:style style:name="Table1.C" style:family="table-column">
      <style:table-column-properties style:column-width="1.3333in"/>
    </style:style>
    <style:style style:name="Table1.D" style:family="table-column">
      <style:table-column-properties style:column-width="0.996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1.2" style:family="table-row">
      <style:table-row-properties style:min-row-height="0.2083in" fo:keep-together="always"/>
    </style:style>
    <style:style style:name="Table1.A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1875in" fo:keep-together="always"/>
    </style:style>
    <style:style style:name="Table1.4" style:family="table-row">
      <style:table-row-properties style:min-row-height="0.2396in" fo:keep-together="auto"/>
    </style:style>
    <style:style style:name="Table2" style:family="table">
      <style:table-properties style:width="6.575in" fo:margin-left="0in" table:align="left" style:writing-mode="lr-tb"/>
    </style:style>
    <style:style style:name="Table2.A" style:family="table-column">
      <style:table-column-properties style:column-width="3.1493in"/>
    </style:style>
    <style:style style:name="Table2.B" style:family="table-column">
      <style:table-column-properties style:column-width="0.7257in"/>
    </style:style>
    <style:style style:name="Table2.C" style:family="table-column">
      <style:table-column-properties style:column-width="2.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6.575in" fo:margin-left="0in" table:align="left" style:writing-mode="lr-tb"/>
    </style:style>
    <style:style style:name="Table3.A" style:family="table-column">
      <style:table-column-properties style:column-width="3.1493in"/>
    </style:style>
    <style:style style:name="Table3.B" style:family="table-column">
      <style:table-column-properties style:column-width="0.6306in"/>
    </style:style>
    <style:style style:name="Table3.C" style:family="table-column">
      <style:table-column-properties style:column-width="2.795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officeooo:paragraph-rsid="00214dbe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Verdana" fo:font-size="10pt" officeooo:rsid="00214dbe" officeooo:paragraph-rsid="00214dbe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a1b64" officeooo:paragraph-rsid="00214dbe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7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" fo:font-size="10pt" fo:font-weight="bold" officeooo:rsid="002387e9" officeooo:paragraph-rsid="002387e9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Verdana" fo:font-size="10pt" style:font-size-asian="10pt" style:font-size-complex="10pt"/>
    </style:style>
    <style:style style:name="P11" style:family="paragraph" style:parent-style-name="Standard">
      <style:paragraph-properties style:snap-to-layout-grid="false"/>
      <style:text-properties style:font-name="Verdana" fo:font-size="10pt" officeooo:rsid="00193b0f" officeooo:paragraph-rsid="00193b0f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Verdana" fo:font-size="10pt" officeooo:paragraph-rsid="00214dbe" style:font-size-asian="10pt" style:font-size-complex="10pt"/>
    </style:style>
    <style:style style:name="P14" style:family="paragraph" style:parent-style-name="Standard">
      <style:text-properties style:font-name="Verdana" fo:font-size="10pt" officeooo:rsid="00214dbe" officeooo:paragraph-rsid="00214dbe" style:font-size-asian="10pt" style:font-size-complex="10pt"/>
    </style:style>
    <style:style style:name="P15" style:family="paragraph" style:parent-style-name="Standard">
      <style:text-properties style:font-name="Verdana" fo:font-size="10pt" officeooo:rsid="001e841b" officeooo:paragraph-rsid="00227a4c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0pt" officeooo:rsid="00227a4c" officeooo:paragraph-rsid="00227a4c" style:font-size-asian="10pt" style:font-size-complex="10pt"/>
    </style:style>
    <style:style style:name="P17" style:family="paragraph" style:parent-style-name="Standard">
      <style:text-properties style:font-name="Verdana" fo:font-size="10pt" officeooo:rsid="002387e9" style:font-size-asian="10pt" style:font-size-complex="10pt"/>
    </style:style>
    <style:style style:name="P18" style:family="paragraph" style:parent-style-name="Standard">
      <style:text-properties style:font-name="Verdana" fo:font-size="10pt" officeooo:rsid="002387e9" officeooo:paragraph-rsid="002387e9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officeooo:rsid="00214dbe" officeooo:paragraph-rsid="00214dbe" style:font-size-asian="10pt" style:font-size-complex="10pt"/>
    </style:style>
    <style:style style:name="P20" style:family="paragraph" style:parent-style-name="Standard">
      <style:text-properties officeooo:rsid="00214dbe" officeooo:paragraph-rsid="00214dbe"/>
    </style:style>
    <style:style style:name="P21" style:family="paragraph" style:parent-style-name="Standard">
      <style:text-properties officeooo:paragraph-rsid="00214dbe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style:font-name="Verdana" fo:font-size="10pt" officeooo:rsid="001e841b" officeooo:paragraph-rsid="00262f04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Verdana" fo:font-size="10pt" officeooo:rsid="001a1b64" officeooo:paragraph-rsid="0025e013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fo:font-variant="normal" fo:text-transform="none" fo:color="#141823" style:font-name="Verdana" fo:font-size="10pt" fo:letter-spacing="normal" fo:font-style="normal" fo:font-weight="normal" officeooo:rsid="001a1b64" officeooo:paragraph-rsid="0025e013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fo:font-variant="normal" fo:text-transform="none" fo:color="#141823" style:font-name="Verdana" fo:font-size="10pt" fo:letter-spacing="normal" fo:font-style="normal" fo:font-weight="normal" officeooo:rsid="001a1b64" officeooo:paragraph-rsid="002d7459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fo:font-variant="normal" fo:text-transform="none" fo:color="#141823" style:font-name="Verdana" fo:font-size="10pt" fo:letter-spacing="normal" fo:font-style="normal" fo:font-weight="normal" officeooo:rsid="001a1b64" officeooo:paragraph-rsid="002e520d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fo:font-variant="normal" fo:text-transform="none" fo:color="#141823" style:font-name="Verdana" fo:font-size="10pt" fo:letter-spacing="normal" fo:font-style="normal" fo:font-weight="normal" officeooo:rsid="0021b324" officeooo:paragraph-rsid="0021b324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variant="normal" fo:text-transform="none" fo:color="#141823" style:font-name="Verdana" fo:font-size="10pt" fo:letter-spacing="normal" fo:font-style="normal" fo:font-weight="bold" officeooo:rsid="0025e013" officeooo:paragraph-rsid="0027dab0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Verdana" fo:font-size="10pt" officeooo:rsid="001e841b" officeooo:paragraph-rsid="0025e013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Verdana" fo:font-size="10pt" officeooo:rsid="001e841b" officeooo:paragraph-rsid="00262f04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Verdana" fo:font-size="10pt" officeooo:rsid="001a1b64" officeooo:paragraph-rsid="0025e013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Verdana" fo:font-size="10pt" officeooo:rsid="0021bf42" officeooo:paragraph-rsid="0021bf42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Verdana" fo:font-size="10pt" officeooo:rsid="002dd4bc" officeooo:paragraph-rsid="002dd4bc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a1b64" officeooo:paragraph-rsid="001a1b64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25e013" officeooo:paragraph-rsid="0025e013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10pt" officeooo:rsid="002789cf" officeooo:paragraph-rsid="0025e013" style:font-size-asian="10pt" style:font-size-complex="10pt"/>
    </style:style>
    <style:style style:name="P39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10pt" officeooo:rsid="002789cf" officeooo:paragraph-rsid="002789cf" style:font-size-asian="10pt" style:font-size-complex="10pt"/>
    </style:style>
    <style:style style:name="P40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10pt" officeooo:rsid="00262f04" officeooo:paragraph-rsid="00262f04" style:font-size-asian="10pt" style:font-size-complex="10pt"/>
    </style:style>
    <style:style style:name="P41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font-variant="normal" fo:text-transform="none" fo:color="#141823" style:font-name="Verdana" fo:font-size="10pt" fo:letter-spacing="normal" fo:font-style="normal" fo:font-weight="bold" officeooo:rsid="0025e013" officeooo:paragraph-rsid="0027dab0" style:font-size-asian="10pt" style:font-weight-asian="bold" style:font-size-complex="10pt" style:font-weight-complex="bold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Verdana" fo:font-size="10pt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style:font-name="Verdana" fo:font-size="10pt" officeooo:rsid="00214dbe" style:font-size-asian="10pt" style:font-size-complex="10pt"/>
    </style:style>
    <style:style style:name="T5" style:family="text">
      <style:text-properties style:font-name="Verdana" fo:font-size="10pt" officeooo:rsid="001e841b" style:font-size-asian="10pt" style:font-size-complex="10pt"/>
    </style:style>
    <style:style style:name="T6" style:family="text">
      <style:text-properties style:font-name="Verdana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style:font-name="Verdana" fo:font-size="10pt" style:text-underline-style="solid" style:text-underline-width="auto" style:text-underline-color="font-color" officeooo:rsid="001e841b" style:font-size-asian="10pt" style:font-size-complex="10pt"/>
    </style:style>
    <style:style style:name="T8" style:family="text">
      <style:text-properties officeooo:rsid="001e841b"/>
    </style:style>
    <style:style style:name="T9" style:family="text">
      <style:text-properties officeooo:rsid="00214dbe"/>
    </style:style>
    <style:style style:name="T10" style:family="text">
      <style:text-properties style:font-name="Wingdings 2" officeooo:rsid="001e841b" style:font-name-asian="Times New Roman" style:font-name-complex="Times New Roman"/>
    </style:style>
    <style:style style:name="T11" style:family="text">
      <style:text-properties style:font-name="Wingdings 2" officeooo:rsid="00214dbe" style:font-name-asian="Times New Roman" style:font-name-complex="Times New Roman"/>
    </style:style>
    <style:style style:name="T12" style:family="text">
      <style:text-properties officeooo:rsid="00214dbe" style:font-name-asian="Times New Roman" style:font-name-complex="Times New Roman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14dbe" style:font-weight-asian="bold" style:font-weight-complex="bold"/>
    </style:style>
    <style:style style:name="T15" style:family="text">
      <style:text-properties fo:font-variant="normal" fo:text-transform="none" fo:color="#141823" style:font-name="Helvetica" fo:font-size="10.5pt" fo:letter-spacing="normal" fo:font-style="normal" fo:font-weight="normal"/>
    </style:style>
    <style:style style:name="T16" style:family="text">
      <style:text-properties fo:font-variant="normal" fo:text-transform="none" fo:color="#141823" style:font-name="Helvetica" fo:font-size="10.5pt" fo:letter-spacing="normal" fo:font-style="normal" fo:font-weight="normal" officeooo:rsid="0025e013"/>
    </style:style>
    <style:style style:name="T17" style:family="text">
      <style:text-properties fo:font-variant="normal" fo:text-transform="none" fo:color="#141823" fo:letter-spacing="normal" fo:font-style="normal" fo:font-weight="normal"/>
    </style:style>
    <style:style style:name="T18" style:family="text">
      <style:text-properties fo:font-variant="normal" fo:text-transform="none" fo:color="#141823" fo:letter-spacing="normal" fo:font-style="normal" fo:font-weight="normal" officeooo:rsid="00262f04"/>
    </style:style>
    <style:style style:name="T19" style:family="text">
      <style:text-properties fo:font-variant="normal" fo:text-transform="none" fo:color="#141823" fo:letter-spacing="normal" fo:font-style="normal" fo:font-weight="normal" officeooo:rsid="002ab01d"/>
    </style:style>
    <style:style style:name="T20" style:family="text">
      <style:text-properties fo:font-variant="normal" fo:text-transform="none" fo:color="#141823" fo:letter-spacing="normal" fo:font-style="normal" fo:font-weight="normal" officeooo:rsid="002c67f8"/>
    </style:style>
    <style:style style:name="T21" style:family="text">
      <style:text-properties fo:font-variant="normal" fo:text-transform="none" fo:color="#141823" fo:letter-spacing="normal" fo:font-style="normal" fo:font-weight="normal" officeooo:rsid="0025e013"/>
    </style:style>
    <style:style style:name="T22" style:family="text">
      <style:text-properties fo:font-variant="normal" fo:text-transform="none" fo:color="#141823" fo:letter-spacing="normal" fo:font-style="normal" fo:font-weight="normal" officeooo:rsid="002d8250"/>
    </style:style>
    <style:style style:name="T23" style:family="text">
      <style:text-properties fo:font-variant="normal" fo:text-transform="none" fo:color="#141823" fo:font-size="10.5pt" fo:letter-spacing="normal" fo:font-style="normal" fo:font-weight="normal"/>
    </style:style>
    <style:style style:name="T24" style:family="text">
      <style:text-properties fo:font-variant="normal" fo:text-transform="none" fo:color="#141823" fo:font-size="10.5pt" fo:letter-spacing="normal" fo:font-style="normal" fo:font-weight="normal" officeooo:rsid="0025e013"/>
    </style:style>
    <style:style style:name="T25" style:family="text">
      <style:text-properties style:font-name="Helvetica" fo:font-size="10.5pt"/>
    </style:style>
    <style:style style:name="T26" style:family="text">
      <style:text-properties style:font-name="Helvetica" fo:font-size="10.5pt" officeooo:rsid="0025e013"/>
    </style:style>
    <style:style style:name="T27" style:family="text">
      <style:text-properties style:font-name="Helvetica" fo:font-size="10.5pt" officeooo:rsid="002e520d"/>
    </style:style>
    <style:style style:name="T28" style:family="text">
      <style:text-properties officeooo:rsid="0025e013"/>
    </style:style>
    <style:style style:name="T29" style:family="text">
      <style:text-properties officeooo:rsid="002ab01d"/>
    </style:style>
    <style:style style:name="T30" style:family="text">
      <style:text-properties fo:font-size="10pt"/>
    </style:style>
    <style:style style:name="T31" style:family="text">
      <style:text-properties fo:font-size="10.5pt"/>
    </style:style>
    <style:style style:name="T32" style:family="text">
      <style:text-properties fo:font-size="10.5pt" officeooo:rsid="0025e013"/>
    </style:style>
    <style:style style:name="T33" style:family="text">
      <style:text-properties fo:font-size="10.5pt" officeooo:rsid="002e520d"/>
    </style:style>
    <style:style style:name="T34" style:family="text">
      <style:text-properties officeooo:rsid="002e520d"/>
    </style:style>
    <style:style style:name="T35" style:family="text">
      <style:text-properties officeooo:rsid="0027da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S 192 AY 2014-2015</text:p>
      <text:p text:style-name="P6"><text:s/><text:span text:style-name="T9">Alpha Testing</text:span> Checklist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<text:span text:style-name="T9">Tester's</text:span> Name: <text:s/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7"><text:span text:style-name="T9">Testing</text:span> Date: </text:p>
          </table:table-cell>
          <table:table-cell table:style-name="Table1.D1" office:value-type="string">
            <text:p text:style-name="P18">05/08/15</text:p>
          </table:table-cell>
        </table:table-row>
        <table:table-row table:style-name="Table1.2">
          <table:table-cell table:style-name="Table1.A2" table:number-rows-spanned="2" office:value-type="string">
            <text:p text:style-name="P7">Project Name: </text:p>
          </table:table-cell>
          <table:table-cell table:style-name="Table1.A1" table:number-rows-spanned="2" office:value-type="string">
            <text:p text:style-name="P8">Treesim</text:p>
          </table:table-cell>
          <table:table-cell table:style-name="Table1.C2" office:value-type="string">
            <text:p text:style-name="P7">Project ID: <text:s/></text:p>
          </table:table-cell>
          <table:table-cell table:style-name="Table1.D2" table:number-rows-spanned="2" office:value-type="string">
            <text:p text:style-name="P9"/>
          </table:table-cell>
        </table:table-row>
        <table:table-row table:style-name="Table1.3">
          <table:covered-table-cell/>
          <table:covered-table-cell/>
          <table:table-cell table:style-name="Table1.A2" office:value-type="string">
            <text:p text:style-name="P11">(if applicable)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7">Developer’s Name:</text:p>
          </table:table-cell>
          <table:table-cell table:style-name="Table1.D1" table:number-columns-spanned="3" office:value-type="string">
            <text:p text:style-name="P17">Pink PlastiCS</text:p>
          </table:table-cell>
          <table:covered-table-cell/>
          <table:covered-table-cell/>
        </table:table-row>
      </table:table>
      <text:p text:style-name="P9"/>
      <text:p text:style-name="P13">This checklist is to be used to assess <text:span text:style-name="T8">if alpha testing goals have been achieved. There are two categories of goals. <text:s/>One is the functional goals and the other is the usability goals. <text:s text:c="2"/>Functional goals are the target features of the software that should have been built during the sprints. <text:s/>They are based on user acceptance criteria identified. Usability goals are used to test how usable the user interface of the application.</text:span></text:p>
      <text:p text:style-name="P13"/>
      <text:p text:style-name="P16"><text:span text:style-name="T13">Target Audience</text:span>: <text:s/>CS 192 classmates</text:p>
      <text:p text:style-name="P13"/>
      <text:p text:style-name="P13"><text:span text:style-name="T14">Instructions</text:span><text:span text:style-name="T9">: <text:s/>Place a check mark (</text:span><text:span text:style-name="T10">P</text:span><text:span text:style-name="T12">) if the software complies with the criteria. <text:s/>Place a cross mark (</text:span><text:span text:style-name="T11">O</text:span><text:span text:style-name="T12">) if it does not, and place a comment on its non-compliance.</text:span></text:p>
      <text:p text:style-name="P13"/>
      <text:p text:style-name="P19">Functional Goals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6"><text:span text:style-name="T8">User Acceptance </text:span>Criteria</text:p>
          </table:table-cell>
          <table:table-cell table:style-name="Table2.A1" office:value-type="string">
            <text:p text:style-name="P36">Comply</text:p>
          </table:table-cell>
          <table:table-cell table:style-name="Table2.C1" office:value-type="string">
            <text:p text:style-name="P36">Remarks</text:p>
          </table:table-cell>
        </table:table-row>
        <table:table-row>
          <table:table-cell table:style-name="Table2.A2" table:number-columns-spanned="3" office:value-type="string">
            <text:p text:style-name="P37">Sprint 1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30"><text:span text:style-name="T21">1. </text:span><text:span text:style-name="T17">User can open the screen for the Linked List simulation.</text:span> 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3" office:value-type="string">
            <text:p text:style-name="P24"><text:span text:style-name="T21">2. </text:span><text:span text:style-name="T17">User can see a default linked list as soon as they open the screen.</text:span> 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3" office:value-type="string">
            <text:p text:style-name="P24"><text:span text:style-name="T21">3. </text:span><text:span text:style-name="T17">User can clear the screen of the linked list</text:span> 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3" office:value-type="string">
            <text:p text:style-name="P25"><text:span text:style-name="T28">4. </text:span>User can reset the screen to the default linked list. 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3" office:value-type="string">
            <text:p text:style-name="P25"><text:span text:style-name="T28">5. </text:span>User can exit from the <text:span text:style-name="T28">linked list </text:span>simulation gracefully. 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2" table:number-columns-spanned="3" office:value-type="string">
            <text:p text:style-name="P29">Sprint <text:span text:style-name="T35">2</text:span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28"><text:span text:style-name="T28">6. </text:span>User can simulate searching a node <text:span text:style-name="T28">in the linked list.</text:span>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3" office:value-type="string">
            <text:p text:style-name="P33"><text:span text:style-name="T28">7. </text:span>User can add node in the linked list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2" table:number-columns-spanned="3" office:value-type="string">
            <text:p text:style-name="P29">Sprint <text:span text:style-name="T35">3</text:span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38"><text:span text:style-name="T21">8. </text:span><text:span text:style-name="T17">User can open the screen for the </text:span><text:span text:style-name="T18">Pre-Order Demo.</text:span>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3" office:value-type="string">
            <text:p text:style-name="P30"><text:span text:style-name="T21">9. </text:span><text:span text:style-name="T17">User can open the screen for the </text:span><text:span text:style-name="T18">In-Order Demo.</text:span>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3" office:value-type="string">
            <text:p text:style-name="P30"><text:span text:style-name="T21">10. </text:span><text:span text:style-name="T17">User can open the screen for the </text:span><text:span text:style-name="T18">Post-Order Demo.</text:span>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ext:soft-page-break/>
        <table:table-row>
          <table:table-cell table:style-name="Table2.A2" table:number-columns-spanned="3" office:value-type="string">
            <text:p text:style-name="P41">Sprint <text:span text:style-name="T35">4</text:span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39"><text:span text:style-name="T21">11. </text:span><text:span text:style-name="T17">User can </text:span><text:span text:style-name="T19">play</text:span><text:span text:style-name="T17"> the </text:span><text:span text:style-name="T18">Pre-Order Demo</text:span>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3" office:value-type="string">
            <text:p text:style-name="P23"><text:span text:style-name="T21">12. </text:span><text:span text:style-name="T17">User can </text:span><text:span text:style-name="T19">play</text:span><text:span text:style-name="T17"> the </text:span><text:span text:style-name="T18">In-Order Demo</text:span>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3" office:value-type="string">
            <text:p text:style-name="P23"><text:span text:style-name="T21">13. </text:span><text:span text:style-name="T17">User can </text:span><text:span text:style-name="T19">play</text:span><text:span text:style-name="T17"> the </text:span><text:span text:style-name="T18">Post-Order Demo</text:span>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3" office:value-type="string">
            <text:p text:style-name="P40"><text:span text:style-name="T28">14. </text:span>User can <text:span text:style-name="T29">view the Usage Tracker</text:span>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2" table:number-columns-spanned="3" office:value-type="string">
            <text:p text:style-name="P41">Sprint <text:span text:style-name="T35">5</text:span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23"><text:span text:style-name="T21">15. </text:span><text:span text:style-name="T17">User can </text:span><text:span text:style-name="T20">stop</text:span><text:span text:style-name="T17"> the </text:span><text:span text:style-name="T18">In-Order Demo</text:span>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3" office:value-type="string">
            <text:p text:style-name="P23"><text:span text:style-name="T21">16. </text:span><text:span text:style-name="T17">User can </text:span><text:span text:style-name="T20">stop</text:span><text:span text:style-name="T17"> the </text:span><text:span text:style-name="T18">Post-Order Demo</text:span>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3" office:value-type="string">
            <text:p text:style-name="P26"><text:span text:style-name="T28">17. </text:span>User can exit from <text:span text:style-name="T8">the In-Order Demo</text:span> gracefully.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3" office:value-type="string">
            <text:p text:style-name="P26"><text:span text:style-name="T28">18. </text:span>User can exit from <text:span text:style-name="T8">the Post-Order Demo</text:span> gracefully.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2" table:number-columns-spanned="3" office:value-type="string">
            <text:p text:style-name="P41">Sprint <text:span text:style-name="T35">6</text:span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23"><text:span text:style-name="T21">19. </text:span><text:span text:style-name="T17">User can </text:span><text:span text:style-name="T20">stop</text:span><text:span text:style-name="T17"> the </text:span><text:span text:style-name="T22">Pre</text:span><text:span text:style-name="T18">-Order Demo</text:span>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3" office:value-type="string">
            <text:p text:style-name="P27"><text:span text:style-name="T28">20. </text:span>User can exit from <text:span text:style-name="T8">the Pre-Order Demo</text:span> gracefully.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3" office:value-type="string">
            <text:p text:style-name="P27"><text:span text:style-name="T28">21. </text:span>User can exit from <text:span text:style-name="T28">viewing the usage tracker</text:span> gracefully.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3" office:value-type="string">
            <text:p text:style-name="P34"><text:span text:style-name="T28">22. </text:span>User can open the Binary Search Tree module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3" office:value-type="string">
            <text:p text:style-name="P34"><text:span text:style-name="T28">23. </text:span>User can view the default Binary Search Tree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  <table:table-row>
          <table:table-cell table:style-name="Table2.A3" office:value-type="string">
            <text:p text:style-name="P34"><text:span text:style-name="T28">24. </text:span>User can clear the screen in Binary Search TreeModule</text:p>
          </table:table-cell>
          <table:table-cell table:style-name="Table2.A3" office:value-type="string">
            <text:p text:style-name="P35"/>
          </table:table-cell>
          <table:table-cell table:style-name="Table2.A2" office:value-type="string">
            <text:p text:style-name="P35"/>
          </table:table-cell>
        </table:table-row>
      </table:table>
      <text:p text:style-name="P12"/>
      <text:p text:style-name="P21"><text:span text:style-name="T4">Tester's</text:span><text:span text:style-name="T3"> Comments:<text:line-break/></text:span><text:span text:style-name="T5">[Place here additional </text:span><text:span text:style-name="T4">tester's</text:span><text:span text:style-name="T5"> comments. <text:s/>It may contain items that he or she would want to include in the succeeding sprints.]</text:span></text:p>
      <text:p text:style-name="P21"/>
      <text:p text:style-name="P21"/>
      <text:p text:style-name="P20"><text:span text:style-name="T7">U</text:span><text:span text:style-name="T6">sability Goals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<text:span text:style-name="T9">Usability </text:span>Criteria</text:p>
          </table:table-cell>
          <table:table-cell table:style-name="Table3.A1" office:value-type="string">
            <text:p text:style-name="P5">Comply</text:p>
          </table:table-cell>
          <table:table-cell table:style-name="Table3.C1" office:value-type="string">
            <text:p text:style-name="P5">Remarks</text:p>
          </table:table-cell>
        </table:table-row>
        <table:table-row>
          <table:table-cell table:style-name="Table3.A2" office:value-type="string">
            <text:p text:style-name="P4">1. <text:s/>Easy to navigate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2. Clear and consistent way to go back on every screen.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3. <text:s/>Labels and buttons text are clear and concise.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4. <text:s/>Retains overall consistency and behavior with mobile platform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5. <text:s text:c="2"/>Minimalist design – excess features <text:soft-page-break/>removed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6. <text:s/>Content is concise and clear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7. <text:s/>Provides feedback to the user of the system status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8. <text:s text:c="2"/>Number of buttons/links is reasonable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9. <text:s text:c="2"/>UI elements provide visual feedback when pressed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10. <text:s/>Ensure any visual feedback is not obscured by the user's finger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11. <text:s text:c="2"/>Colors used provide good contrast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12. <text:s/>Colors used provide good readability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13. <text:s/>Icons are clear to understand – no ambiguity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14. <text:s/>Font size and spacing ensures good readability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15. <text:s text:c="2"/>If changes can be made, ensure there is a save button (gives peace of mind)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16. <text:s/>Present users with a confirmation option when deleting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17. <text:s/>Allow users to tailor frequent actions to make them easier and quicker to do.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18. <text:s text:c="2"/>Speak the users' language (not technical)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19. <text:s/>Auditory feedback is timely and appropriately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20. Settings to turn off auditory feedback/sound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21. <text:s/>Help users recognize, diagnose, and recover from errors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22. <text:s/>Error messages are free of technical language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23. <text:s text:c="2"/>Error messages clearly explain how to correct the problem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24. <text:s/>Any help text should be clear and unambiguous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25. <text:s/>Instructions easily visible and easily retrievable whenever appropriate.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</table:table>
      <text:p text:style-name="P14"/>
      <text:p text:style-name="P15"><text:span text:style-name="T9">Tester's</text:span> Comments:<text:line-break/>[Place here additional <text:span text:style-name="T9">tester's</text:span>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Helvetica" svg:font-family="Helvetica, Arial, 'lucida grande', tahoma, verdana, arial, sans-serif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5-07T22:30:06.855000000</dc:date>
    <meta:print-date>2006-07-28T14:33:00</meta:print-date>
    <meta:editing-cycles>14</meta:editing-cycles>
    <meta:editing-duration>PT1H44M9S</meta:editing-duration>
    <meta:generator>LibreOffice/4.3.0.4$Windows_x86 LibreOffice_project/62ad5818884a2fc2e5780dd45466868d41009ec0</meta:generator>
    <meta:document-statistic meta:table-count="3" meta:image-count="0" meta:object-count="0" meta:page-count="3" meta:paragraph-count="81" meta:word-count="637" meta:character-count="3738" meta:non-whitespace-character-count="3125"/>
  </office:meta>
</office:document-meta>
</file>